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Contents_20_2">
      <style:paragraph-properties>
        <style:tab-stops/>
      </style:paragraph-properties>
    </style:style>
    <style:style style:name="P3" style:family="paragraph" style:parent-style-name="Question">
      <style:text-properties fo:font-size="14pt" style:font-size-asian="14pt" style:font-size-complex="14pt"/>
    </style:style>
    <style:style style:name="T1" style:family="text">
      <style:text-properties fo:font-style="italic" style:font-style-asian="italic" style:font-style-complex="italic"/>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space-before="0.05in"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eltix Technology FAQ</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ternet_20_link"/>
            <text:index-entry-text/>
            <text:index-entry-link-end/>
          </text:table-of-content-entry-template>
          <text:table-of-content-entry-template text:outline-level="2" text:style-name="Contents_20_2">
            <text:index-entry-link-start text:style-name="Internet_20_link"/>
            <text:index-entry-text/>
            <text:index-entry-link-end/>
          </text:table-of-content-entry-template>
          <text:table-of-content-entry-template text:outline-level="3" text:style-name="Contents_20_3">
            <text:index-entry-link-start text:style-name="Internet_20_link"/>
            <text:index-entry-text/>
            <text:index-entry-link-end/>
          </text:table-of-content-entry-template>
          <text:table-of-content-entry-template text:outline-level="4" text:style-name="Contents_20_4">
            <text:index-entry-link-start text:style-name="Internet_20_link"/>
            <text:index-entry-text/>
            <text:index-entry-link-end/>
          </text:table-of-content-entry-template>
          <text:table-of-content-entry-template text:outline-level="5" text:style-name="Contents_20_5">
            <text:index-entry-link-start text:style-name="Internet_20_link"/>
            <text:index-entry-text/>
            <text:index-entry-link-end/>
          </text:table-of-content-entry-template>
          <text:table-of-content-entry-template text:outline-level="6" text:style-name="Contents_20_6">
            <text:index-entry-link-start text:style-name="Internet_20_link"/>
            <text:index-entry-text/>
            <text:index-entry-link-end/>
          </text:table-of-content-entry-template>
          <text:table-of-content-entry-template text:outline-level="7" text:style-name="Contents_20_7">
            <text:index-entry-link-start text:style-name="Internet_20_link"/>
            <text:index-entry-text/>
            <text:index-entry-link-end/>
          </text:table-of-content-entry-template>
          <text:table-of-content-entry-template text:outline-level="8" text:style-name="Contents_20_8">
            <text:index-entry-link-start text:style-name="Internet_20_link"/>
            <text:index-entry-text/>
            <text:index-entry-link-end/>
          </text:table-of-content-entry-template>
          <text:table-of-content-entry-template text:outline-level="9" text:style-name="Contents_20_9">
            <text:index-entry-link-start text:style-name="Internet_20_link"/>
            <text:index-entry-text/>
            <text:index-entry-link-end/>
          </text:table-of-content-entry-template>
          <text:table-of-content-entry-template text:outline-level="10" text:style-name="Contents_20_10">
            <text:index-entry-link-start text:style-name="Internet_20_link"/>
            <text:index-entry-text/>
            <text:index-entry-link-end/>
          </text:table-of-content-entry-template>
          <text:index-source-styles text:outline-level="1">
            <text:index-source-style text:style-name="Question"/>
            <text:index-source-style text:style-name="Qustion1"/>
          </text:index-source-styles>
        </text:table-of-content-source>
        <text:index-body>
          <text:index-title text:style-name="Sect2" text:name="Table of Contents1_Head">
            <text:p text:style-name="Contents_20_Heading">Table of Contents</text:p>
          </text:index-title>
          <text:p text:style-name="P1"><text:a xlink:type="simple" xlink:href="#0.Prerequisites|outline" text:style-name="Internet_20_link" text:visited-style-name="Internet_20_link">Prerequisites</text:a></text:p>
          <text:p text:style-name="P2"><text:a xlink:type="simple" xlink:href="#0.0.What are the prerequisites for using Celtix?|outline" text:style-name="Internet_20_link" text:visited-style-name="Internet_20_link">What are the prerequisites for using Celtix?</text:a></text:p>
          <text:p text:style-name="P2"><text:a xlink:type="simple" xlink:href="#0.0.Does the Celtix runtime require a J2EE container?|outline" text:style-name="Internet_20_link" text:visited-style-name="Internet_20_link">Does the Celtix runtime require a J2EE container?</text:a></text:p>
          <text:p text:style-name="P1"><text:a xlink:type="simple" xlink:href="#0.Standards|outline" text:style-name="Internet_20_link" text:visited-style-name="Internet_20_link">Standards</text:a></text:p>
          <text:p text:style-name="P2"><text:a xlink:type="simple" xlink:href="#0.0.What Web service standards does Celtix support?|outline" text:style-name="Internet_20_link" text:visited-style-name="Internet_20_link">What Web service standards does Celtix support?</text:a></text:p>
          <text:p text:style-name="P1"><text:a xlink:type="simple" xlink:href="#0.JAX-WS|outline" text:style-name="Internet_20_link" text:visited-style-name="Internet_20_link">JAX-WS</text:a></text:p>
          <text:p text:style-name="P2"><text:a xlink:type="simple" xlink:href="#0.0.How does Celtix allow you to service-enable your applications?|outline" text:style-name="Internet_20_link" text:visited-style-name="Internet_20_link">How does Celtix allow you to service-enable your applications?</text:a></text:p>
          <text:p text:style-name="P2"><text:a xlink:type="simple" xlink:href="#0.0.Has Celtix extended JAX-WS in any way?|outline" text:style-name="Internet_20_link" text:visited-style-name="Internet_20_link">Has Celtix extended JAX-WS in any way?</text:a></text:p>
          <text:p text:style-name="P1"><text:a xlink:type="simple" xlink:href="#0.Messaging|outline" text:style-name="Internet_20_link" text:visited-style-name="Internet_20_link">Messaging</text:a></text:p>
          <text:p text:style-name="P2"><text:a xlink:type="simple" xlink:href="#0.0.Does Celtix provide messaging capabilities?|outline" text:style-name="Internet_20_link" text:visited-style-name="Internet_20_link">Does Celtix provide messaging capabilities?</text:a></text:p>
          <text:p text:style-name="P2"><text:a xlink:type="simple" xlink:href="#0.0.Does Celtix depend on any JMS implementation?|outline" text:style-name="Internet_20_link" text:visited-style-name="Internet_20_link">Does Celtix depend on any JMS implementation?</text:a></text:p>
          <text:p text:style-name="P1"><text:a xlink:type="simple" xlink:href="#0.J2EE|outline" text:style-name="Internet_20_link" text:visited-style-name="Internet_20_link">J2EE</text:a></text:p>
          <text:p text:style-name="P2"><text:a xlink:type="simple" xlink:href="#0.0.Can Celtix interoperate with a J2EE container?|outline" text:style-name="Internet_20_link" text:visited-style-name="Internet_20_link">Can Celtix interoperate with a J2EE container?</text:a></text:p>
          <text:p text:style-name="P1"><text:a xlink:type="simple" xlink:href="#0.JBI|outline" text:style-name="Internet_20_link" text:visited-style-name="Internet_20_link">JBI</text:a></text:p>
          <text:p text:style-name="P2"><text:a xlink:type="simple" xlink:href="#0.0.What is JBI?|outline" text:style-name="Internet_20_link" text:visited-style-name="Internet_20_link">What is JBI?</text:a></text:p>
          <text:p text:style-name="P2"><text:a xlink:type="simple" xlink:href="#0.0.How does Celtix relate to JBI?|outline" text:style-name="Internet_20_link" text:visited-style-name="Internet_20_link">How does Celtix relate to JBI?</text:a></text:p>
          <text:p text:style-name="P1"><text:a xlink:type="simple" xlink:href="#0.SCA|outline" text:style-name="Internet_20_link" text:visited-style-name="Internet_20_link">SCA</text:a></text:p>
          <text:p text:style-name="P2"><text:a xlink:type="simple" xlink:href="#0.0.What is SCA?|outline" text:style-name="Internet_20_link" text:visited-style-name="Internet_20_link">What is SCA?</text:a></text:p>
          <text:p text:style-name="P2"><text:a xlink:type="simple" xlink:href="#0.0.How does Celtix relate to SCA?|outline" text:style-name="Internet_20_link" text:visited-style-name="Internet_20_link">How does Celtix relate to SCA?</text:a></text:p>
          <text:p text:style-name="P1"><text:a xlink:type="simple" xlink:href="#0.Management|outline" text:style-name="Internet_20_link" text:visited-style-name="Internet_20_link">Management</text:a></text:p>
          <text:p text:style-name="P2"><text:a xlink:type="simple" xlink:href="#0.0.What are Celtix's management capabilities?|outline" text:style-name="Internet_20_link" text:visited-style-name="Internet_20_link">What are Celtix's management capabilities?</text:a></text:p>
          <text:p text:style-name="P1"><text:a xlink:type="simple" xlink:href="#0.BEPL|outline" text:style-name="Internet_20_link" text:visited-style-name="Internet_20_link">BEPL</text:a></text:p>
          <text:p text:style-name="P2"><text:a xlink:type="simple" xlink:href="#0.0.Does Celtix include a BPEL engine for service orchestration?|outline" text:style-name="Internet_20_link" text:visited-style-name="Internet_20_link">Does Celtix include a BPEL engine for service orchestration?</text:a></text:p>
        </text:index-body>
      </text:table-of-content>
      <text:h text:style-name="S_5f_Section" text:outline-level="1" text:is-list-header="true">Prerequisites</text:h>
      <text:h text:style-name="Question" text:outline-level="2" text:is-list-header="true">What are the prerequisites for using Celtix?</text:h>
      <text:p text:style-name="Answer">For running Celtix-enabled applications all you need to have is a Java 5 JVM.</text:p>
      <text:p text:style-name="Answer">To develop services using Celtix, you need Sun Microsystem's Java 5 JDK.</text:p>
      <text:h text:style-name="Question" text:outline-level="2" text:is-list-header="true">Does the Celtix runtime require a J2EE container?</text:h>
      <text:p text:style-name="Answer">No. Celtix does not require either a J2EE container or a Web container.</text:p>
      <text:h text:style-name="S_5f_Section" text:outline-level="1" text:is-list-header="true">Standards</text:h>
      <text:h text:style-name="Question" text:outline-level="2" text:is-list-header="true">What Web service standards does Celtix support?</text:h>
      <text:p text:style-name="Answer">Celtix implements the following Web service standards:</text:p>
      <text:list text:style-name="List_20_1">
        <text:list-item>
          <text:p text:style-name="LB_5f_ListBullet">JAX-WS 2.0</text:p>
        </text:list-item>
        <text:list-item>
          <text:p text:style-name="LB_5f_ListBullet">WS-ReliableMessaging(WS-RM)</text:p>
        </text:list-item>
        <text:list-item>
          <text:p text:style-name="LB_5f_ListBullet">WS-Addressing</text:p>
        </text:list-item>
        <text:list-item>
          <text:p text:style-name="LB_5f_ListBullet">WSDL 1.1</text:p>
        </text:list-item>
        <text:list-item>
          <text:p text:style-name="LB_5f_ListBullet">SOAP 1.1</text:p>
        </text:list-item>
      </text:list>
      <text:h text:style-name="S_5f_Section" text:outline-level="1" text:is-list-header="true">JAX-WS</text:h>
      <text:h text:style-name="Question" text:outline-level="2" text:is-list-header="true">How does Celtix allow you to service-enable your applications?</text:h>
      <text:p text:style-name="Answer">Celtix implements the JAX-WS 2.0 specification. JAX-WS 2.0 provides a straightforward way to service-enable your applications using the Java 1.5 <text:span text:style-name="Code_20_in_20_Text">Annotation</text:span> mechanism. It also provides a programming model that enables the creation of Web services-ready Java applications.</text:p>
      <text:h text:style-name="Question" text:outline-level="2" text:is-list-header="true">Has Celtix extended JAX-WS in any way?</text:h>
      <text:p text:style-name="Answer">Yes. Celtix has extended JAX-WS by adding the concept of <text:span text:style-name="T1">system handlers</text:span>. This allows developers to attach handlers at various points within the invocation chain, giving them more power to interact with the data as it flows in and out of Celtix.</text:p>
      <text:h text:style-name="S_5f_Section" text:outline-level="1" text:is-list-header="true">Messaging</text:h>
      <text:h text:style-name="Question" text:outline-level="2" text:is-list-header="true">Does Celtix provide messaging capabilities?</text:h>
      <text:p text:style-name="Answer">Celtix supports a means to deliver messages to a JMS implementation.</text:p>
      <text:h text:style-name="Question" text:outline-level="2" text:is-list-header="true">Does Celtix depend on any JMS implementation?</text:h>
      <text:p text:style-name="Answer">Celtix is not based on a particular JMS implementation. It supports any JMS implementation and ships with the open source ActiveMQ JMS implementation.</text:p>
      <text:h text:style-name="S_5f_Section" text:outline-level="1" text:is-list-header="true">J2EE</text:h>
      <text:h text:style-name="Question" text:outline-level="2" text:is-list-header="true">Can Celtix interoperate with a J2EE container?</text:h>
      <text:p text:style-name="Answer">While Celtix does not require a J2EE application server, Celtix artifacts can be deployed into a J2EE container.</text:p>
      <text:h text:style-name="S_5f_Section" text:outline-level="1" text:is-list-header="true">JBI</text:h>
      <text:h text:style-name="Question" text:outline-level="2" text:is-list-header="true">What is JBI?</text:h>
      <text:p text:style-name="Answer">JBI stands for Java Bussines Integration. It is a standardized set of APIs, Service Provider Interfaces (SPIs) and technologies, maintained through the Java Community Process, for integration of business components.</text:p>
      <text:h text:style-name="Question" text:outline-level="2" text:is-list-header="true">How does Celtix relate to JBI?</text:h>
      <text:p text:style-name="Answer">At a quick glance Celtix and a JBI implementation may appear to be addressing the same set of problems. However, Celtix is not a JBI implementation. Unlike JBI, Celtix provides a much more extensible framework for building services. Its focus is to provide a rich framework for linking non-Java, non-Web Service artifacts as well as building feature rich Web services. Celtix is intended to complement JBI. To this end, it is possible to deploy Celtix runtime components and Celtix developed services inside a compliant JBI container.</text:p>
      <text:h text:style-name="S_5f_Section" text:outline-level="1" text:is-list-header="true">SCA</text:h>
      <text:h text:style-name="Question" text:outline-level="2" text:is-list-header="true">What is SCA?</text:h>
      <text:p text:style-name="Answer">SCA stands for Service Component Architecture. It is a set of specifications that describe a framework for building applications and systems using SOA concepts. One of the driving concepts behind SCA is that applications and systems are built up by linking services into assemblies.</text:p>
      <text:h text:style-name="P3" text:outline-level="2" text:is-list-header="true">How does Celtix relate to SCA?</text:h>
      <text:p text:style-name="Answer">SCA focuses on assembling service implementations into complex business applications. Celtix focuses on implementing individual services. Celtix services can be consumed by SCA implementations. Currently, the Celtix project is working with the Tuscany project to ensure robust integration between Celtix services and SCA implementations.</text:p>
      <text:h text:style-name="S_5f_Section" text:outline-level="1" text:is-list-header="true">Management</text:h>
      <text:h text:style-name="Question" text:outline-level="2" text:is-list-header="true">What are Celtix's management capabilities?</text:h>
      <text:p text:style-name="Answer">All of the internal components of Celtix are instrumented using JMX. In addition, Celtix supports adding custom JMX instrumentation to any services developed using Celtix. Therefore, Celtix artifacts can be managed by any JMX compliant management tool.</text:p>
      <text:h text:style-name="S_5f_Section" text:outline-level="1" text:is-list-header="true">BEPL</text:h>
      <text:h text:style-name="Question" text:outline-level="2" text:is-list-header="true">Does Celtix include a BPEL engine for service orchestration?</text:h>
      <text:p text:style-name="Answer">Celtix does not include a native BPEL orchestration engine. However, Celtix services can be orchestrated using both open source and commercial BPEL engines including Active Endpoints, Intalio and others. There is a demo that illustrates Celtix working with Intalio's BPEL offering on the demo page at <text:a xlink:type="simple" xlink:href="http://celtix.objectweb.org/demos/index.html">http://celtix.objectweb.org/demos/index.html</text:a>. Javascript could also be used as an alternative to BPEL to create microfl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196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DIN-Regular"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Question" style:class="chapter">
      <style:paragraph-properties fo:text-align="start" style:justify-single-word="false" fo:background-color="transparent" fo:padding="0in" fo:border-left="none" fo:border-right="none" fo:border-top="none" fo:border-bottom="0.0346in solid #9999cc" style:shadow="none">
        <style:tab-stops/>
        <style:background-image/>
      </style:paragraph-properties>
      <style:text-properties fo:color="#cc6633" fo:font-size="18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estion" style:family="paragraph" style:parent-style-name="Heading_20_2" style:next-style-name="Answer" style:class="text" style:default-outline-level="2">
      <style:paragraph-properties fo:margin-top="0.2in" fo:margin-bottom="0.05in" fo:background-color="transparent" fo:padding="0in" fo:border-left="none" fo:border-right="none" fo:border-top="none" fo:border-bottom="0.0071in solid #ccccff" style:shadow="none">
        <style:tab-stops/>
        <style:background-image/>
      </style:paragraph-properties>
      <style:text-properties fo:color="#cc6633" fo:font-size="14pt" fo:font-style="normal"/>
    </style:style>
    <style:style style:name="Answer" style:family="paragraph" style:parent-style-name="Text_20_body" style:class="text">
      <style:paragraph-properties fo:margin-top="0.0098in" fo:margin-bottom="0.0598in" fo:text-align="justify" style:justify-single-word="false" fo:keep-together="always" fo:background-color="transparent">
        <style:background-image/>
      </style:paragraph-properties>
      <style:text-properties fo:font-size="12pt"/>
    </style:style>
    <style:style style:name="C_5f_Code" style:display-name="C_Code" style:family="paragraph" style:parent-style-name="Answer" style:class="text">
      <style:paragraph-properties fo:margin-left="0.25in" fo:margin-right="0.25in" fo:margin-top="0in" fo:margin-bottom="0in" fo:text-indent="0in" style:auto-text-indent="false" fo:background-color="#e6e6e6" fo:padding="0.0402in" fo:border="0.0008in solid #000000" style:shadow="none">
        <style:background-image/>
      </style:paragraph-properties>
      <style:text-properties fo:color="#800000" style:font-name="Courier New" fo:font-size="11pt"/>
    </style:style>
    <style:style style:name="LNI_5f_ListNumberIndent" style:display-name="LNI_ListNumberIndent" style:family="paragraph" style:parent-style-name="Numbering_20_2">
      <style:paragraph-properties text:number-lines="true" text:line-number="0"/>
    </style:style>
    <style:style style:name="LNF_5f_ListNumberFirst" style:display-name="LNF_ListNumberFirst" style:family="paragraph" style:parent-style-name="Numbering_20_1" style:next-style-name="LN_5f_ListNumber" style:list-style-name="Numbering_20_1">
      <style:paragraph-properties text:number-lines="true" text:line-number="1"/>
      <style:text-properties style:font-name="Arial2"/>
    </style:style>
    <style:style style:name="LN_5f_ListNumber" style:display-name="LN_ListNumber" style:family="paragraph" style:parent-style-name="Text_20_body" style:list-style-name="Numbering_20_1"/>
    <style:style style:name="LNIF_5f_ListNumberIndentFirst" style:display-name="LNIF_ListNumberIndentFirst" style:family="paragraph" style:parent-style-name="Numbering_20_2" style:next-style-name="LNI_5f_ListNumberIndent" style:list-style-name="Numbering_20_2">
      <style:paragraph-properties text:number-lines="true" text:line-number="1"/>
      <style:text-properties style:font-name="Arial2"/>
    </style:style>
    <style:style style:name="LC_5f_ListContinue" style:display-name="LC_ListContinue" style:family="paragraph" style:parent-style-name="Text_20_body_20_indent">
      <style:paragraph-properties fo:margin-left="0.2in" fo:margin-right="0in" fo:text-indent="0in" style:auto-text-indent="false"/>
    </style:style>
    <style:style style:name="LCI_5f_ListContinueIndent" style:display-name="LCI_ListContinueIndent" style:family="paragraph" style:parent-style-name="LC_5f_ListContinue">
      <style:paragraph-properties fo:margin-left="0.45in" fo:margin-right="0in" fo:text-indent="0in" style:auto-text-indent="false" text:number-lines="false" text:line-number="0"/>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1">
      <style:text-properties style:font-name="Arial2"/>
    </style:style>
    <style:style style:name="S_5f_Section" style:display-name="S_Section" style:family="paragraph" style:parent-style-name="Heading_20_1" style:next-style-name="Question" style:default-outline-level="1">
      <style:paragraph-properties fo:margin-top="0.2in" fo:margin-bottom="0.1in" fo:padding="0in" fo:border-left="none" fo:border-right="none" fo:border-top="none" fo:border-bottom="0.0138in solid #ccccff" style:shadow="none">
        <style:tab-stops/>
      </style:paragraph-properties>
      <style:text-properties fo:color="#cc6633"/>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User_20_Entry" style:display-name="User Entry" style:family="text" style:parent-style-name="Code_20_in_20_Text">
      <style:text-properties style:font-name="Courier New1" fo:font-weight="bold" style:font-name-asian="Courier New1" style:font-name-complex="Courier New1"/>
    </style:style>
    <style:style style:name="Code_20_in_20_Text" style:display-name="Code in Text" style:family="text">
      <style:text-properties fo:color="#800000" style:font-name="Courier New" fo:font-size="11pt"/>
    </style:style>
    <style:style style:name="Code_20_Emphasis" style:display-name="Code Emphasis" style:family="text" style:parent-style-name="Code_20_in_20_Text">
      <style:text-properties fo:color="#800000" style:font-name="Courier New" fo:font-size="11pt" fo:font-style="italic"/>
    </style:style>
    <style:style style:name="UserInput" style:family="text">
      <style:text-properties fo:font-size="12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space-before="0.05in"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a">
        <style:list-level-properties text:min-label-width="0.1965in"/>
      </text:list-level-style-number>
      <text:list-level-style-number text:level="2" style:num-suffix=")" style:num-format="a" text:start-value="2">
        <style:list-level-properties text:space-before="0.1965in" text:min-label-width="0.1965in"/>
      </text:list-level-style-number>
      <text:list-level-style-number text:level="3" style:num-suffix=")" style:num-format="a" text:start-value="3">
        <style:list-level-properties text:space-before="0.3929in" text:min-label-width="0.3937in"/>
      </text:list-level-style-number>
      <text:list-level-style-number text:level="4" style:num-suffix=")" style:num-format="a" text:start-value="4">
        <style:list-level-properties text:space-before="0.7866in" text:min-label-width="0.4925in"/>
      </text:list-level-style-number>
      <text:list-level-style-number text:level="5" style:num-suffix=")" style:num-format="a" text:start-value="5">
        <style:list-level-properties text:space-before="1.2791in" text:min-label-width="0.5902in"/>
      </text:list-level-style-number>
      <text:list-level-style-number text:level="6" style:num-suffix=")" style:num-format="a" text:start-value="6">
        <style:list-level-properties text:space-before="1.8693in" text:min-label-width="0.7091in"/>
      </text:list-level-style-number>
      <text:list-level-style-number text:level="7" style:num-suffix=")" style:num-format="a" text:start-value="7">
        <style:list-level-properties text:space-before="2.5783in" text:min-label-width="0.9055in"/>
      </text:list-level-style-number>
      <text:list-level-style-number text:level="8" style:num-suffix=")" style:num-format="a" text:start-value="8">
        <style:list-level-properties text:space-before="3.4839in" text:min-label-width="1.0236in"/>
      </text:list-level-style-number>
      <text:list-level-style-number text:level="9" style:num-suffix=")" style:num-format="a" text:start-value="9">
        <style:list-level-properties text:space-before="4.5075in" text:min-label-width="1.1028in"/>
      </text:list-level-style-number>
      <text:list-level-style-number text:level="10" style:num-suffix=")" style:num-format="a"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6-05-08T11:27:13</meta:creation-date>
    <dc:creator>Eric Johnson</dc:creator>
    <dc:date>2006-05-16T14:30:13</dc:date>
    <dc:language>en-US</dc:language>
    <meta:editing-cycles>104</meta:editing-cycles>
    <meta:editing-duration>PT1H6M43S</meta:editing-duration>
    <meta:user-defined meta:name="Info 1"/>
    <meta:user-defined meta:name="Info 2"/>
    <meta:user-defined meta:name="Info 3"/>
    <meta:user-defined meta:name="Info 4"/>
    <meta:document-statistic meta:table-count="0" meta:image-count="0" meta:object-count="0" meta:page-count="4" meta:paragraph-count="68" meta:word-count="710" meta:character-count="4509"/>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